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02cm" draw:marker-start-width="0.452cm" draw:marker-end-width="0.452cm" draw:textarea-horizontal-align="center" fo:padding-top="0.175cm" fo:padding-bottom="0.175cm" fo:padding-left="0.2cm" fo:padding-right="0.2cm"/>
    </style:style>
    <style:style style:name="gr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992cm" fo:min-width="1.151cm"/>
    </style:style>
    <style:style style:name="gr3" style:family="graphic" style:parent-style-name="standard">
      <style:graphic-properties svg:stroke-width="0.051cm" draw:marker-start-width="0.376cm" draw:marker-end-width="0.376cm" draw:fill="solid" draw:fill-color="#83caff" draw:textarea-horizontal-align="center" fo:padding-top="0.15cm" fo:padding-bottom="0.15cm" fo:padding-left="0.175cm" fo:padding-right="0.175cm"/>
    </style:style>
    <style:style style:name="gr4" style:family="graphic" style:parent-style-name="standard">
      <style:graphic-properties draw:stroke="none" svg:stroke-width="0.051cm" svg:stroke-color="#000000" draw:fill="none" draw:fill-color="#ffffff" draw:textarea-horizontal-align="center" draw:textarea-vertical-align="middle" draw:auto-grow-height="true" draw:auto-grow-width="false" fo:min-height="0.677cm" fo:min-width="0cm"/>
    </style:style>
    <style:style style:name="gr5" style:family="graphic" style:parent-style-name="standard">
      <style:graphic-properties draw:fill="solid" draw:fill-color="#ffffff" draw:textarea-horizontal-align="center" draw:textarea-vertical-align="middle" fo:padding-top="0cm" fo:padding-bottom="0cm" fo:padding-left="0cm" fo:padding-right="0cm"/>
    </style:style>
    <style:style style:name="gr6" style:family="graphic" style:parent-style-name="standard">
      <style:graphic-properties svg:stroke-width="0.051cm" draw:marker-start-width="0.376cm" draw:marker-end-width="0.376cm" draw:fill="solid" draw:fill-color="#3333ff" draw:textarea-horizontal-align="center" fo:padding-top="0.15cm" fo:padding-bottom="0.15cm" fo:padding-left="0.175cm" fo:padding-right="0.175cm"/>
    </style:style>
    <style:style style:name="gr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1.638cm" fo:min-width="0cm"/>
    </style:style>
    <style:style style:name="gr8" style:family="graphic" style:parent-style-name="standard">
      <style:graphic-properties svg:stroke-width="0.05cm" draw:marker-start-width="0.375cm" draw:marker-end-width="0.375cm" draw:fill="solid" draw:fill-color="#ffffff" draw:textarea-horizontal-align="center" draw:textarea-vertical-align="middle" fo:padding-top="0.15cm" fo:padding-bottom="0.15cm" fo:padding-left="0.275cm" fo:padding-right="0.275cm"/>
    </style:style>
    <style:style style:name="gr9" style:family="graphic" style:parent-style-name="objectwithoutfill">
      <style:graphic-properties svg:stroke-width="0.025cm" draw:marker-start="Arrow" draw:marker-start-width="0.274cm" draw:marker-end="Arrow" draw:marker-end-width="0.274cm" draw:fill="none" draw:textarea-horizontal-align="center" draw:textarea-vertical-align="middle" fo:padding-top="0.137cm" fo:padding-bottom="0.137cm" fo:padding-left="0.262cm" fo:padding-right="0.262cm"/>
    </style:style>
    <style:style style:name="gr10" style:family="graphic" style:parent-style-name="objectwithoutfill">
      <style:graphic-properties draw:marker-start="Circle" draw:marker-start-width="0.25cm" draw:marker-start-center="true" draw:marker-end="Arrow" draw:marker-end-width="0.25cm" draw:fill="none" draw:textarea-horizontal-align="center" draw:textarea-vertical-align="middle"/>
    </style:style>
    <style:style style:name="gr11" style:family="graphic" style:parent-style-name="objectwithoutfill">
      <style:graphic-properties draw:marker-start="Arrow" draw:marker-start-width="0.25cm" draw:marker-end="Arrow" draw:marker-end-width="0.25cm" draw:fill="none" draw:textarea-horizontal-align="center" draw:textarea-vertical-align="middle"/>
    </style:style>
    <style:style style:name="gr12" style:family="graphic" style:parent-style-name="standard">
      <style:graphic-properties draw:stroke="none" svg:stroke-width="0.051cm" svg:stroke-color="#000000" draw:fill="none" draw:fill-color="#ffffff" draw:textarea-horizontal-align="center" draw:textarea-vertical-align="middle" draw:auto-grow-height="true" draw:auto-grow-width="false" fo:min-height="0.805cm" fo:min-width="0cm"/>
    </style:style>
    <style:style style:name="gr13" style:family="graphic" style:parent-style-name="objectwithoutfill">
      <style:graphic-properties draw:marker-start="Arrow" draw:marker-start-width="0.2cm" draw:marker-end="Arrow" draw:marker-end-width="0.2cm" draw:fill="none" draw:textarea-horizontal-align="center" draw:textarea-vertical-align="middle"/>
    </style:style>
    <style:style style:name="gr14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15" style:family="graphic" style:parent-style-name="objectwithoutfill">
      <style:graphic-properties svg:stroke-width="0.025cm" draw:marker-start="Arrow" draw:marker-start-width="0.274cm" draw:marker-end="" draw:marker-end-width="0.274cm" draw:fill="none" draw:textarea-horizontal-align="center" draw:textarea-vertical-align="middle" fo:padding-top="0.137cm" fo:padding-bottom="0.137cm" fo:padding-left="0.262cm" fo:padding-right="0.262cm"/>
    </style:style>
    <style:style style:name="P1" style:family="paragraph">
      <style:paragraph-properties fo:text-align="center"/>
    </style:style>
    <style:style style:name="P2" style:family="paragraph">
      <style:text-properties fo:font-size="16pt" fo:font-weight="bold" style:font-size-asian="16pt" style:font-weight-asian="bold" style:font-size-complex="16pt" style:font-weight-complex="bold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text-properties fo:color="#ffffff" fo:font-size="16pt" fo:font-weight="bold" style:font-size-asian="16pt" style:font-weight-asian="bold" style:font-size-complex="16pt" style:font-weight-complex="bold"/>
    </style:style>
    <style:style style:name="P5" style:family="paragraph">
      <style:text-properties fo:font-size="14pt" fo:font-weight="bold" style:font-size-asian="14pt" style:font-weight-asian="bold" style:font-size-complex="14pt" style:font-weight-complex="bold"/>
    </style:style>
    <style:style style:name="P6" style:family="paragraph">
      <style:paragraph-properties fo:text-align="center"/>
      <style:text-properties fo:font-size="8pt" style:font-size-asian="8pt" style:font-size-complex="8pt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color="#ffffff" fo:font-size="16pt" fo:font-weight="bold" style:font-size-asian="16pt" style:font-weight-asian="bold" style:font-size-complex="16pt" style:font-weight-complex="bold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21.082cm" svg:height="15.553cm" svg:x="2.029cm" svg:y="1.973cm">
          <text:p/>
        </draw:rect>
        <draw:frame draw:style-name="gr2" draw:text-style-name="P2" draw:layer="layout" svg:width="1.651cm" svg:height="1.242cm" svg:x="11.529cm" svg:y="1.9cm">
          <draw:text-box>
            <text:p><text:span text:style-name="T1">TOP</text:span></text:p>
          </draw:text-box>
        </draw:frame>
        <draw:g>
          <draw:rect draw:style-name="gr3" draw:text-style-name="P1" draw:layer="layout" svg:width="20.574cm" svg:height="11.557cm" svg:x="2.283cm" svg:y="5.715cm">
            <text:p/>
          </draw:rect>
          <draw:frame draw:style-name="gr4" draw:text-style-name="P2" draw:layer="layout" svg:width="2.354cm" svg:height="0.927cm" svg:x="11.232cm" svg:y="6.477cm">
            <draw:text-box>
              <text:p><text:span text:style-name="T1">SHELL</text:span></text:p>
            </draw:text-box>
          </draw:frame>
          <draw:g>
            <draw:rect draw:style-name="gr5" draw:text-style-name="P3" draw:layer="layout" svg:width="2.576cm" svg:height="0.523cm" svg:x="7.46cm" svg:y="5.786cm">
              <text:p text:style-name="P1"><text:span text:style-name="T2">Role</text:span></text:p>
            </draw:rect>
            <draw:rect draw:style-name="gr5" draw:text-style-name="P3" draw:layer="layout" svg:width="1.307cm" svg:height="0.523cm" svg:x="7.461cm" svg:y="6.287cm">
              <text:p text:style-name="P1"><text:span text:style-name="T2">Udp</text:span></text:p>
            </draw:rect>
            <draw:rect draw:style-name="gr5" draw:text-style-name="P3" draw:layer="layout" svg:width="1.268cm" svg:height="0.523cm" svg:x="8.768cm" svg:y="6.287cm">
              <text:p text:style-name="P1"><text:span text:style-name="T2">Tcp</text:span></text:p>
            </draw:rect>
          </draw:g>
          <draw:g>
            <draw:rect draw:style-name="gr5" draw:text-style-name="P3" draw:layer="layout" svg:width="2.576cm" svg:height="0.523cm" svg:x="14.96cm" svg:y="5.786cm">
              <text:p text:style-name="P1"><text:span text:style-name="T2">Role</text:span></text:p>
            </draw:rect>
            <draw:rect draw:style-name="gr5" draw:text-style-name="P3" draw:layer="layout" svg:width="1.307cm" svg:height="0.523cm" svg:x="14.961cm" svg:y="6.287cm">
              <text:p text:style-name="P1"><text:span text:style-name="T2">Mp0</text:span></text:p>
            </draw:rect>
            <draw:rect draw:style-name="gr5" draw:text-style-name="P3" draw:layer="layout" svg:width="1.268cm" svg:height="0.523cm" svg:x="16.268cm" svg:y="6.287cm">
              <text:p text:style-name="P1"><text:span text:style-name="T2">Mp1</text:span></text:p>
            </draw:rect>
          </draw:g>
          <draw:rect draw:style-name="gr5" draw:text-style-name="P3" draw:layer="layout" svg:width="2.576cm" svg:height="0.523cm" draw:transform="rotate (1.5707963267946) translate (22.249cm 11.69cm)">
            <text:p text:style-name="P1"><text:span text:style-name="T2">Ddr4</text:span></text:p>
          </draw:rect>
          <draw:rect draw:style-name="gr5" draw:text-style-name="P3" draw:layer="layout" svg:width="1.307cm" svg:height="0.523cm" draw:transform="rotate (1.5707963267946) translate (21.75cm 11.689cm)">
            <text:p text:style-name="P1"><text:span text:style-name="T2">Mc0</text:span></text:p>
          </draw:rect>
          <draw:rect draw:style-name="gr5" draw:text-style-name="P3" draw:layer="layout" svg:width="1.268cm" svg:height="0.523cm" draw:transform="rotate (1.5707963267946) translate (21.75cm 10.382cm)">
            <text:p text:style-name="P1"><text:span text:style-name="T2">Mc1</text:span></text:p>
          </draw:rect>
          <draw:rect draw:style-name="gr5" draw:text-style-name="P3" draw:layer="layout" svg:width="1.397cm" svg:height="0.523cm" draw:transform="rotate (1.5707963267946) translate (22.25cm 14.948cm)">
            <text:p text:style-name="P1"><text:span text:style-name="T2">Psoc</text:span></text:p>
          </draw:rect>
          <draw:g>
            <draw:rect draw:style-name="gr5" draw:text-style-name="P3" draw:layer="layout" svg:width="4.953cm" svg:height="0.523cm" draw:transform="rotate (1.5707963267946) translate (2.337cm 14.478cm)">
              <text:p text:style-name="P1"><text:span text:style-name="T2">Clkt</text:span></text:p>
            </draw:rect>
            <draw:rect draw:style-name="gr5" draw:text-style-name="P3" draw:layer="layout" svg:width="1.718cm" svg:height="0.523cm" draw:transform="rotate (1.5707963267946) translate (2.878cm 12.7cm)">
              <text:p text:style-name="P1"><text:span text:style-name="T2">Mem[0:1]</text:span></text:p>
            </draw:rect>
            <draw:rect draw:style-name="gr5" draw:text-style-name="P3" draw:layer="layout" svg:width="1.457cm" svg:height="0.523cm" draw:transform="rotate (1.5707963267946) translate (2.878cm 10.982cm)">
              <text:p text:style-name="P1"><text:span text:style-name="T2">10Ge</text:span></text:p>
            </draw:rect>
            <draw:rect draw:style-name="gr5" draw:text-style-name="P3" draw:layer="layout" svg:width="1.796cm" svg:height="0.523cm" draw:transform="rotate (1.5707963267946) translate (2.879cm 14.478cm)">
              <text:p text:style-name="P1"><text:span text:style-name="T2">Usr[0:1]</text:span></text:p>
            </draw:rect>
          </draw:g>
        </draw:g>
        <draw:g>
          <draw:rect draw:style-name="gr6" draw:text-style-name="P1" draw:layer="layout" svg:width="20.574cm" svg:height="1.888cm" svg:x="2.283cm" svg:y="3.021cm">
            <text:p/>
          </draw:rect>
          <draw:frame draw:style-name="gr7" draw:text-style-name="P4" draw:layer="layout" svg:width="2.032cm" svg:height="1.888cm" svg:x="11.383cm" svg:y="3.021cm">
            <draw:text-box>
              <text:p><text:span text:style-name="T3">ROLE</text:span></text:p>
            </draw:text-box>
          </draw:frame>
          <draw:g>
            <draw:rect draw:style-name="gr5" draw:text-style-name="P3" draw:layer="layout" svg:width="2.576cm" svg:height="0.523cm" svg:x="7.49cm" svg:y="4.282cm">
              <text:p text:style-name="P1"><text:span text:style-name="T2">Nts0</text:span></text:p>
            </draw:rect>
            <draw:rect draw:style-name="gr5" draw:text-style-name="P3" draw:layer="layout" svg:width="1.307cm" svg:height="0.523cm" svg:x="7.491cm" svg:y="3.783cm">
              <text:p text:style-name="P1"><text:span text:style-name="T2">Udp</text:span></text:p>
            </draw:rect>
            <draw:rect draw:style-name="gr5" draw:text-style-name="P3" draw:layer="layout" svg:width="1.268cm" svg:height="0.523cm" svg:x="8.798cm" svg:y="3.783cm">
              <text:p text:style-name="P1"><text:span text:style-name="T2">Tcp</text:span></text:p>
            </draw:rect>
          </draw:g>
          <draw:g>
            <draw:rect draw:style-name="gr5" draw:text-style-name="P3" draw:layer="layout" svg:width="2.576cm" svg:height="0.523cm" svg:x="14.947cm" svg:y="4.282cm">
              <text:p text:style-name="P1"><text:span text:style-name="T2">Mem</text:span></text:p>
            </draw:rect>
            <draw:rect draw:style-name="gr5" draw:text-style-name="P3" draw:layer="layout" svg:width="1.307cm" svg:height="0.523cm" svg:x="14.948cm" svg:y="3.783cm">
              <text:p text:style-name="P1"><text:span text:style-name="T2">Mp0</text:span></text:p>
            </draw:rect>
            <draw:rect draw:style-name="gr5" draw:text-style-name="P3" draw:layer="layout" svg:width="1.268cm" svg:height="0.523cm" svg:x="16.255cm" svg:y="3.783cm">
              <text:p text:style-name="P1"><text:span text:style-name="T2">Mp1</text:span></text:p>
            </draw:rect>
          </draw:g>
        </draw:g>
        <draw:g>
          <draw:g>
            <draw:rect draw:style-name="gr8" draw:layer="layout" svg:width="5.118cm" svg:height="3.415cm" svg:x="6.231cm" svg:y="8.554cm">
              <text:p/>
            </draw:rect>
            <draw:frame draw:style-name="gr4" draw:text-style-name="P5" draw:layer="layout" svg:width="1.778cm" svg:height="0.927cm" svg:x="6.231cm" svg:y="8.554cm">
              <draw:text-box>
                <text:p><text:span text:style-name="T4">NTS0</text:span></text:p>
              </draw:text-box>
            </draw:frame>
            <draw:g>
              <draw:rect draw:style-name="gr5" draw:text-style-name="P6" draw:layer="layout" svg:width="1.4cm" svg:height="0.462cm" draw:transform="rotate (1.5707963267946) translate (10.887cm 11.049cm)">
                <text:p text:style-name="P1"><text:span text:style-name="T5">Mem</text:span></text:p>
              </draw:rect>
              <draw:rect draw:style-name="gr5" draw:text-style-name="P6" draw:layer="layout" svg:width="0.7cm" svg:height="0.461cm" draw:transform="rotate (1.5707963267946) translate (10.449cm 10.349cm)">
                <text:p text:style-name="P1"><text:span text:style-name="T5">Rx</text:span></text:p>
              </draw:rect>
              <draw:rect draw:style-name="gr5" draw:text-style-name="P6" draw:layer="layout" svg:width="0.7cm" svg:height="0.461cm" draw:transform="rotate (1.5707963267946) translate (10.45cm 11.049cm)">
                <text:p text:style-name="P1"><text:span text:style-name="T5">Tx</text:span></text:p>
              </draw:rect>
            </draw:g>
            <draw:g>
              <draw:rect draw:style-name="gr5" draw:text-style-name="P6" draw:layer="layout" svg:width="1.4cm" svg:height="0.462cm" svg:x="8.071cm" svg:y="8.599cm">
                <text:p text:style-name="P1"><text:span text:style-name="T5">Role</text:span></text:p>
              </draw:rect>
              <draw:rect draw:style-name="gr5" draw:text-style-name="P6" draw:layer="layout" svg:width="0.7cm" svg:height="0.461cm" svg:x="8.771cm" svg:y="9.061cm">
                <text:p text:style-name="P1"><text:span text:style-name="T5">Tcp</text:span></text:p>
              </draw:rect>
              <draw:rect draw:style-name="gr5" draw:text-style-name="P6" draw:layer="layout" svg:width="0.7cm" svg:height="0.461cm" svg:x="8.071cm" svg:y="9.062cm">
                <text:p text:style-name="P1"><text:span text:style-name="T5">Udp</text:span></text:p>
              </draw:rect>
            </draw:g>
            <draw:g>
              <draw:rect draw:style-name="gr5" draw:text-style-name="P6" draw:layer="layout" svg:width="1.4cm" svg:height="0.462cm" svg:x="8.071cm" svg:y="11.499cm">
                <text:p text:style-name="P1"><text:span text:style-name="T5">Eth0</text:span></text:p>
              </draw:rect>
              <draw:rect draw:style-name="gr5" draw:text-style-name="P6" draw:layer="layout" svg:width="0.7cm" svg:height="0.461cm" svg:x="8.771cm" svg:y="11.061cm">
                <text:p text:style-name="P1"><text:span text:style-name="T5">Tx</text:span></text:p>
              </draw:rect>
              <draw:rect draw:style-name="gr5" draw:text-style-name="P6" draw:layer="layout" svg:width="0.7cm" svg:height="0.461cm" svg:x="8.071cm" svg:y="11.062cm">
                <text:p text:style-name="P1"><text:span text:style-name="T5">Rx</text:span></text:p>
              </draw:rect>
            </draw:g>
          </draw:g>
          <draw:polyline draw:style-name="gr9" draw:layer="layout" svg:width="0cm" svg:height="1.555cm" svg:x="8.379cm" svg:y="9.506cm" svg:viewBox="0 0 0 1556" draw:points="0,0 0,791 0,1109 0,1556">
            <text:p/>
          </draw:polyline>
          <draw:polyline draw:style-name="gr9" draw:layer="layout" svg:width="0cm" svg:height="1.555cm" svg:x="9.014cm" svg:y="9.505cm" svg:viewBox="0 0 0 1556" draw:points="0,0 0,791 0,1109 0,1556">
            <text:p/>
          </draw:polyline>
          <draw:polyline draw:style-name="gr10" draw:layer="layout" svg:width="1.435cm" svg:height="0.38cm" svg:x="9.014cm" svg:y="10.395cm" svg:viewBox="0 0 1436 381" draw:points="0,0 762,0 762,381 1436,381">
            <text:p/>
          </draw:polyline>
          <draw:polyline draw:style-name="gr10" draw:layer="layout" svg:width="2.158cm" svg:height="0.126cm" svg:x="8.379cm" svg:y="10.014cm" svg:viewBox="0 0 2159 127" draw:points="0,127 1397,127 1397,0 2159,0">
            <text:p/>
          </draw:polyline>
        </draw:g>
        <draw:g>
          <draw:rect draw:style-name="gr8" draw:layer="layout" svg:width="5.118cm" svg:height="3.415cm" svg:x="13.675cm" svg:y="8.568cm">
            <text:p/>
          </draw:rect>
          <draw:frame draw:style-name="gr4" draw:text-style-name="P5" draw:layer="layout" svg:width="1.778cm" svg:height="0.927cm" svg:x="13.675cm" svg:y="8.568cm">
            <draw:text-box>
              <text:p><text:span text:style-name="T4">MEM</text:span></text:p>
            </draw:text-box>
          </draw:frame>
          <draw:g>
            <draw:rect draw:style-name="gr5" draw:text-style-name="P6" draw:layer="layout" svg:width="1.4cm" svg:height="0.462cm" draw:transform="rotate (1.5707963267946) translate (13.728cm 11.063cm)">
              <text:p text:style-name="P1"><text:span text:style-name="T5">Nts0</text:span></text:p>
            </draw:rect>
            <draw:rect draw:style-name="gr5" draw:text-style-name="P6" draw:layer="layout" svg:width="0.7cm" svg:height="0.461cm" draw:transform="rotate (1.5707963267946) translate (14.19cm 10.363cm)">
              <text:p text:style-name="P1"><text:span text:style-name="T5">Rx</text:span></text:p>
            </draw:rect>
            <draw:rect draw:style-name="gr5" draw:text-style-name="P6" draw:layer="layout" svg:width="0.7cm" svg:height="0.461cm" draw:transform="rotate (1.5707963267946) translate (14.191cm 11.063cm)">
              <text:p text:style-name="P1"><text:span text:style-name="T5">Tx</text:span></text:p>
            </draw:rect>
          </draw:g>
          <draw:g>
            <draw:rect draw:style-name="gr5" draw:text-style-name="P6" draw:layer="layout" svg:width="1.4cm" svg:height="0.462cm" draw:transform="rotate (1.5707963267946) translate (18.331cm 11.063cm)">
              <text:p text:style-name="P1"><text:span text:style-name="T5">Ddr4</text:span></text:p>
            </draw:rect>
            <draw:rect draw:style-name="gr5" draw:text-style-name="P6" draw:layer="layout" svg:width="0.7cm" svg:height="0.461cm" draw:transform="rotate (1.5707963267946) translate (17.893cm 10.363cm)">
              <text:p text:style-name="P1"><text:span text:style-name="T5">Mc1</text:span></text:p>
            </draw:rect>
            <draw:rect draw:style-name="gr5" draw:text-style-name="P6" draw:layer="layout" svg:width="0.7cm" svg:height="0.461cm" draw:transform="rotate (1.5707963267946) translate (17.894cm 11.063cm)">
              <text:p text:style-name="P1"><text:span text:style-name="T5">Mc0</text:span></text:p>
            </draw:rect>
          </draw:g>
          <draw:g>
            <draw:rect draw:style-name="gr5" draw:text-style-name="P6" draw:layer="layout" svg:width="1.4cm" svg:height="0.462cm" svg:x="15.515cm" svg:y="8.613cm">
              <text:p text:style-name="P1"><text:span text:style-name="T5">Role</text:span></text:p>
            </draw:rect>
            <draw:rect draw:style-name="gr5" draw:text-style-name="P6" draw:layer="layout" svg:width="0.7cm" svg:height="0.461cm" svg:x="16.215cm" svg:y="9.075cm">
              <text:p text:style-name="P1"><text:span text:style-name="T5">Mp1</text:span></text:p>
            </draw:rect>
            <draw:rect draw:style-name="gr5" draw:text-style-name="P6" draw:layer="layout" svg:width="0.7cm" svg:height="0.461cm" svg:x="15.515cm" svg:y="9.076cm">
              <text:p text:style-name="P1"><text:span text:style-name="T5">Mp0</text:span></text:p>
            </draw:rect>
          </draw:g>
          <draw:line draw:style-name="gr11" draw:layer="layout" svg:x1="14.652cm" svg:y1="10.803cm" svg:x2="17.894cm" svg:y2="10.803cm">
            <text:p/>
          </draw:line>
          <draw:polyline draw:style-name="gr11" draw:layer="layout" svg:width="3.242cm" svg:height="0.634cm" svg:x="14.651cm" svg:y="10.014cm" svg:viewBox="0 0 3243 635" draw:points="0,0 586,0 586,635 3243,635">
            <text:p/>
          </draw:polyline>
          <draw:polyline draw:style-name="gr11" draw:layer="layout" svg:width="2.02cm" svg:height="0.73cm" svg:x="15.872cm" svg:y="9.437cm" svg:viewBox="0 0 2021 731" draw:points="0,0 0,731 635,731 2021,731">
            <text:p/>
          </draw:polyline>
          <draw:polyline draw:style-name="gr11" draw:layer="layout" svg:width="1.386cm" svg:height="0.548cm" svg:x="16.507cm" svg:y="9.437cm" svg:viewBox="0 0 1387 549" draw:points="0,0 12,549 636,549 1387,549">
            <text:p/>
          </draw:polyline>
        </draw:g>
        <draw:g>
          <draw:rect draw:style-name="gr5" draw:text-style-name="P3" draw:layer="layout" svg:width="2.576cm" svg:height="0.523cm" svg:x="7.46cm" svg:y="16.686cm">
            <text:p text:style-name="P1"><text:span text:style-name="T2">Econ/10Ge</text:span></text:p>
          </draw:rect>
          <draw:rect draw:style-name="gr5" draw:text-style-name="P3" draw:layer="layout" svg:width="1.307cm" svg:height="0.523cm" svg:x="7.461cm" svg:y="16.187cm">
            <text:p text:style-name="P1"><text:span text:style-name="T2">Rx</text:span></text:p>
          </draw:rect>
          <draw:rect draw:style-name="gr5" draw:text-style-name="P3" draw:layer="layout" svg:width="1.268cm" svg:height="0.523cm" svg:x="8.768cm" svg:y="16.187cm">
            <text:p text:style-name="P1"><text:span text:style-name="T2">Tx</text:span></text:p>
          </draw:rect>
        </draw:g>
        <draw:g>
          <draw:rect draw:style-name="gr8" draw:layer="layout" svg:width="3.721cm" svg:height="1.905cm" svg:x="14.375cm" svg:y="13.289cm">
            <text:p/>
          </draw:rect>
          <draw:frame draw:style-name="gr12" draw:text-style-name="P5" draw:layer="layout" svg:width="1.943cm" svg:height="1.055cm" svg:x="15.372cm" svg:y="13.797cm">
            <draw:text-box>
              <text:p><text:span text:style-name="T4">MMIO</text:span></text:p>
            </draw:text-box>
          </draw:frame>
          <draw:rect draw:style-name="gr5" draw:text-style-name="P6" draw:layer="layout" svg:width="0.7cm" svg:height="0.461cm" draw:transform="rotate (1.5707963267946) translate (14.49cm 14.164cm)">
            <text:p text:style-name="P1"><text:span text:style-name="T5">Nts0</text:span></text:p>
          </draw:rect>
          <draw:rect draw:style-name="gr5" draw:text-style-name="P6" draw:layer="layout" svg:width="0.7cm" svg:height="0.461cm" draw:transform="rotate (1.5707963267946) translate (14.491cm 15.064cm)">
            <text:p text:style-name="P1"><text:span text:style-name="T5">Eth0</text:span></text:p>
          </draw:rect>
          <draw:g>
            <draw:rect draw:style-name="gr5" draw:text-style-name="P6" draw:layer="layout" svg:width="0.819cm" svg:height="0.462cm" svg:x="15.88cm" svg:y="13.376cm">
              <text:p text:style-name="P1"><text:span text:style-name="T5">Mem</text:span></text:p>
            </draw:rect>
          </draw:g>
          <draw:rect draw:style-name="gr5" draw:text-style-name="P6" draw:layer="layout" svg:width="0.7cm" svg:height="0.461cm" draw:transform="rotate (1.5707963267946) translate (17.508cm 14.624cm)">
            <text:p text:style-name="P1"><text:span text:style-name="T5">Psoc</text:span></text:p>
          </draw:rect>
        </draw:g>
        <draw:g>
          <draw:g>
            <draw:rect draw:style-name="gr8" draw:layer="layout" svg:width="4.229cm" svg:height="2.526cm" svg:x="6.182cm" svg:y="12.841cm">
              <text:p/>
            </draw:rect>
            <draw:frame draw:style-name="gr4" draw:text-style-name="P5" draw:layer="layout" svg:width="1.778cm" svg:height="0.927cm" svg:x="6.182cm" svg:y="13.589cm">
              <draw:text-box>
                <text:p><text:span text:style-name="T4">ETH0</text:span></text:p>
              </draw:text-box>
            </draw:frame>
            <draw:g>
              <draw:rect draw:style-name="gr5" draw:text-style-name="P6" draw:layer="layout" svg:width="1.4cm" svg:height="0.462cm" svg:x="8.022cm" svg:y="12.886cm">
                <text:p text:style-name="P1"><text:span text:style-name="T5">Nts0</text:span></text:p>
              </draw:rect>
              <draw:rect draw:style-name="gr5" draw:text-style-name="P6" draw:layer="layout" svg:width="0.7cm" svg:height="0.461cm" svg:x="8.722cm" svg:y="13.348cm">
                <text:p text:style-name="P1"><text:span text:style-name="T5">Tx</text:span></text:p>
              </draw:rect>
              <draw:rect draw:style-name="gr5" draw:text-style-name="P6" draw:layer="layout" svg:width="0.7cm" svg:height="0.461cm" svg:x="8.022cm" svg:y="13.349cm">
                <text:p text:style-name="P1"><text:span text:style-name="T5">Rx</text:span></text:p>
              </draw:rect>
            </draw:g>
            <draw:g>
              <draw:rect draw:style-name="gr5" draw:text-style-name="P6" draw:layer="layout" svg:width="1.4cm" svg:height="0.462cm" svg:x="8.022cm" svg:y="14.786cm">
                <text:p text:style-name="P1"><text:span text:style-name="T5">Econ/10Ge</text:span></text:p>
              </draw:rect>
              <draw:rect draw:style-name="gr5" draw:text-style-name="P6" draw:layer="layout" svg:width="0.7cm" svg:height="0.461cm" svg:x="8.722cm" svg:y="14.348cm">
                <text:p text:style-name="P1"><text:span text:style-name="T5">Tx</text:span></text:p>
              </draw:rect>
              <draw:rect draw:style-name="gr5" draw:text-style-name="P6" draw:layer="layout" svg:width="0.7cm" svg:height="0.461cm" svg:x="8.022cm" svg:y="14.349cm">
                <text:p text:style-name="P1"><text:span text:style-name="T5">Rx</text:span></text:p>
              </draw:rect>
            </draw:g>
          </draw:g>
          <draw:line draw:style-name="gr13" draw:layer="layout" svg:x1="9.014cm" svg:y1="13.697cm" svg:x2="9.014cm" svg:y2="14.459cm">
            <text:p/>
          </draw:line>
          <draw:line draw:style-name="gr13" draw:layer="layout" svg:x1="8.414cm" svg:y1="13.697cm" svg:x2="8.414cm" svg:y2="14.459cm">
            <text:p/>
          </draw:line>
        </draw:g>
        <draw:custom-shape draw:style-name="gr14" draw:text-style-name="P1" draw:layer="layout" svg:width="1.303cm" svg:height="0.441cm" svg:x="22.443cm" svg:y="9.414cm">
          <text:p/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" draw:text-style-name="P1" draw:layer="layout" svg:width="1.303cm" svg:height="0.441cm" svg:x="22.443cm" svg:y="10.938cm">
          <text:p/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" draw:text-style-name="P1" draw:layer="layout" svg:width="1.303cm" svg:height="0.441cm" svg:x="22.697cm" svg:y="13.953cm">
          <text:p/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" draw:text-style-name="P1" draw:layer="layout" svg:width="1.116cm" svg:height="0.441cm" svg:x="1.394cm" svg:y="10.08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" draw:layer="layout" svg:width="1.116cm" svg:height="0.441cm" svg:x="1.195cm" svg:y="11.68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" draw:layer="layout" svg:width="1.116cm" svg:height="0.441cm" svg:x="1.396cm" svg:y="13.18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" draw:layer="layout" svg:width="1.303cm" svg:height="0.441cm" draw:transform="rotate (1.5707963267946) translate (7.938cm 5.95cm)">
          <text:p/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" draw:text-style-name="P1" draw:layer="layout" svg:width="1.303cm" svg:height="0.441cm" draw:transform="rotate (1.5707963267946) translate (15.364cm 5.95cm)">
          <text:p/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" draw:text-style-name="P1" draw:layer="layout" svg:width="1.303cm" svg:height="0.441cm" draw:transform="rotate (1.5707963267946) translate (9.208cm 5.95cm)">
          <text:p/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" draw:text-style-name="P1" draw:layer="layout" svg:width="1.303cm" svg:height="0.441cm" draw:transform="rotate (1.5707963267946) translate (16.634cm 5.95cm)">
          <text:p/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polyline draw:style-name="gr9" draw:layer="layout" svg:width="0.38cm" svg:height="1.743cm" svg:x="8.125cm" svg:y="6.81cm" svg:viewBox="0 0 381 1744" draw:points="0,0 0,791 381,791 381,1744">
          <text:p/>
        </draw:polyline>
        <draw:polyline draw:style-name="gr9" draw:layer="layout" svg:width="0.38cm" svg:height="1.743cm" svg:x="9.025cm" svg:y="6.811cm" svg:viewBox="0 0 381 1744" draw:points="381,0 381,791 0,791 0,1744">
          <text:p/>
        </draw:polyline>
        <draw:polyline draw:style-name="gr9" draw:layer="layout" svg:width="0.38cm" svg:height="1.743cm" svg:x="15.626cm" svg:y="6.811cm" svg:viewBox="0 0 381 1744" draw:points="0,0 0,791 381,791 381,1744">
          <text:p/>
        </draw:polyline>
        <draw:polyline draw:style-name="gr9" draw:layer="layout" svg:width="0.38cm" svg:height="1.743cm" svg:x="16.526cm" svg:y="6.812cm" svg:viewBox="0 0 381 1744" draw:points="381,0 381,791 0,791 0,1744">
          <text:p/>
        </draw:polyline>
        <draw:polyline draw:style-name="gr9" draw:layer="layout" svg:width="0cm" svg:height="1.269cm" svg:x="8.379cm" svg:y="11.792cm" svg:viewBox="0 0 0 1270" draw:points="0,0 0,791 0,1109 0,1270">
          <text:p/>
        </draw:polyline>
        <draw:polyline draw:style-name="gr9" draw:layer="layout" svg:width="0cm" svg:height="1.269cm" svg:x="9.179cm" svg:y="11.792cm" svg:viewBox="0 0 0 1270" draw:points="0,0 0,791 0,1109 0,1270">
          <text:p/>
        </draw:polyline>
        <draw:polyline draw:style-name="gr9" draw:layer="layout" svg:width="0cm" svg:height="1.269cm" svg:x="8.379cm" svg:y="15.092cm" svg:viewBox="0 0 0 1270" draw:points="0,0 0,791 0,1109 0,1270">
          <text:p/>
        </draw:polyline>
        <draw:polyline draw:style-name="gr9" draw:layer="layout" svg:width="0cm" svg:height="1.269cm" svg:x="9.179cm" svg:y="15.092cm" svg:viewBox="0 0 0 1270" draw:points="0,0 0,791 0,1109 0,1270">
          <text:p/>
        </draw:polyline>
        <draw:polyline draw:style-name="gr9" draw:layer="layout" svg:width="2.666cm" svg:height="0cm" svg:x="11.173cm" svg:y="9.887cm" svg:viewBox="0 0 2667 0" draw:points="0,0 791,0 1109,0 2667,0">
          <text:p/>
        </draw:polyline>
        <draw:polyline draw:style-name="gr9" draw:layer="layout" svg:width="2.666cm" svg:height="0cm" svg:x="11.174cm" svg:y="10.787cm" svg:viewBox="0 0 2667 0" draw:points="0,0 791,0 1109,0 2667,0">
          <text:p/>
        </draw:polyline>
        <draw:polyline draw:style-name="gr9" draw:layer="layout" svg:width="2.956cm" svg:height="0.38cm" svg:x="18.793cm" svg:y="9.633cm" svg:viewBox="0 0 2957 381" draw:points="0,381 1397,381 1397,0 2957,0">
          <text:p/>
        </draw:polyline>
        <draw:polyline draw:style-name="gr9" draw:layer="layout" svg:width="2.956cm" svg:height="0.38cm" svg:x="18.793cm" svg:y="10.733cm" svg:viewBox="0 0 2957 381" draw:points="0,0 1397,0 1397,381 2957,381">
          <text:p/>
        </draw:polyline>
        <draw:polyline draw:style-name="gr15" draw:layer="layout" svg:width="0cm" svg:height="1.392cm" svg:x="16.287cm" svg:y="11.983cm" svg:viewBox="0 0 0 1393" draw:points="0,0 0,791 0,1109 0,1393">
          <text:p/>
        </draw:polyline>
        <draw:polyline draw:style-name="gr15" draw:layer="layout" svg:width="3.225cm" svg:height="2.158cm" svg:x="11.264cm" svg:y="11.665cm" svg:viewBox="0 0 3226 2159" draw:points="0,0 1433,0 1433,2159 3226,2159">
          <text:p/>
        </draw:polyline>
        <draw:polyline draw:style-name="gr15" draw:layer="layout" svg:width="4.114cm" svg:height="0cm" svg:x="10.284cm" svg:y="14.713cm" svg:viewBox="0 0 4115 0" draw:points="0,0 2286,0 2322,0 4115,0">
          <text:p/>
        </draw:polyline>
        <draw:polyline draw:style-name="gr9" draw:layer="layout" svg:width="4.379cm" svg:height="0cm" svg:x="17.969cm" svg:y="14.205cm" svg:viewBox="0 0 4380 0" draw:points="0,0 2856,0 2820,0 4380,0">
          <text:p/>
        </draw:polyline>
        <draw:custom-shape draw:style-name="gr14" draw:text-style-name="P1" draw:layer="layout" svg:width="1.303cm" svg:height="0.441cm" draw:transform="rotate (1.5707963267946) translate (8.573cm 18.388cm)">
          <text:p/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none" draw:fill-image-width="0cm" draw:fill-image-height="0cm" draw:textarea-vertical-align="middle" draw:auto-grow-width="true" fo:padding-top="0.025cm" fo:padding-bottom="0.025cm" fo:padding-left="0.051cm" fo:padding-right="0.051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2pt" fo:language="zxx" fo:country="none" fo:font-style="normal" fo:text-shadow="none" style:text-underline-style="none" fo:font-weight="bold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solid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textarea-horizontal-align="justify" draw:fit-to-contour="false" fo:padding-top="0.1cm" fo:padding-bottom="0.1cm" fo:padding-left="0.1cm" fo:padding-right="0.1cm" draw:show-unit="true"/>
      <style:paragraph-properties>
        <style:tab-stops/>
      </style:paragraph-properties>
      <style:text-properties fo:font-size="12pt"/>
    </style:style>
    <style:style style:name="Bullets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Default_20_Text" style:display-name="Default Text" style:family="graphic">
      <style:paragraph-properties fo:text-align="justify" style:text-autospace="none"/>
      <style:text-properties fo:font-size="10pt" fo:language="en" fo:country="US" style:font-size-asian="10pt" style:font-size-complex="10pt"/>
    </style:style>
  </office:styles>
  <office:automatic-styles>
    <style:page-layout style:name="PM0">
      <style:page-layout-properties fo:margin-top="0cm" fo:margin-bottom="0cm" fo:margin-left="0cm" fo:margin-right="0cm" fo:page-width="25.425cm" fo:page-height="19.0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2DT22H5M45S</meta:editing-duration>
    <meta:editing-cycles>131</meta:editing-cycles>
    <meta:generator>OpenOffice/4.1.3$Win32 OpenOffice.org_project/413m1$Build-9783</meta:generator>
    <dc:date>2018-05-24T15:48:56.45</dc:date>
    <dc:creator>Francois Abel</dc:creator>
    <meta:printed-by>Francois Abel</meta:printed-by>
    <meta:print-date>2018-01-29T17:34:31.89</meta:print-date>
    <meta:document-statistic meta:object-count="125"/>
  </office:meta>
</office:document-meta>
</file>